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textarea-vertical-align="middle"/>
    </style:style>
    <style:style style:name="gr3" style:family="graphic" style:parent-style-name="standard">
      <style:graphic-properties svg:stroke-color="#000000" draw:fill-color="#dddddd" draw:textarea-vertical-align="top"/>
    </style:style>
    <style:style style:name="gr4" style:family="graphic" style:parent-style-name="standard">
      <style:graphic-properties svg:stroke-color="#000000" draw:fill="solid" draw:fill-color="#ffffff" draw:textarea-vertical-align="middle"/>
    </style:style>
    <style:style style:name="gr5" style:family="graphic" style:parent-style-name="standard">
      <style:graphic-properties svg:stroke-color="#000000" draw:fill="solid" draw:fill-color="#dddddd" draw:textarea-vertical-align="middle"/>
    </style:style>
    <style:style style:name="gr6" style:family="graphic" style:parent-style-name="standard">
      <style:graphic-properties svg:stroke-color="#000000" draw:marker-start="Short_20_line_20_Arrow" draw:marker-start-width="0.3cm" draw:marker-end="Short_20_line_20_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Circle_20_unfilled" draw:marker-start-width="0.3cm" draw:marker-end="Circle_20_unfilled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style:text-position="super 58%"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175cm" svg:height="1.016cm" svg:x="11.306cm" svg:y="3.794cm">
          <text:p text:style-name="P1"><text:span text:style-name="T1">1</text:span><text:span text:style-name="T2">st</text:span><text:span text:style-name="T1"> User Modeling</text:span></text:p>
          <text:p text:style-name="P1"><text:span text:style-name="T1">Component</text:span></text:p>
        </draw:rect>
        <draw:rect draw:style-name="gr1" draw:text-style-name="P1" draw:layer="layout" svg:width="3.175cm" svg:height="1.016cm" svg:x="11.307cm" svg:y="5.494cm">
          <text:p text:style-name="P1"><text:span text:style-name="T1">2</text:span><text:span text:style-name="T2">nd</text:span><text:span text:style-name="T1"> User Modeling</text:span></text:p>
          <text:p text:style-name="P1"><text:span text:style-name="T1">Component</text:span></text:p>
        </draw:rect>
        <draw:rect draw:style-name="gr1" draw:text-style-name="P1" draw:layer="layout" svg:width="3.175cm" svg:height="1.016cm" svg:x="11.308cm" svg:y="7.194cm">
          <text:p text:style-name="P1"><text:span text:style-name="T1">3</text:span><text:span text:style-name="T2">rd</text:span><text:span text:style-name="T1"> User Modeling</text:span></text:p>
          <text:p text:style-name="P1"><text:span text:style-name="T1">Component</text:span></text:p>
        </draw:rect>
        <draw:rect draw:style-name="gr2" draw:text-style-name="P2" draw:layer="layout" svg:width="3.175cm" svg:height="1.016cm" svg:x="11.309cm" svg:y="8.894cm">
          <text:p text:style-name="P2"><text:span text:style-name="T3">...</text:span></text:p>
        </draw:rect>
        <draw:rect draw:style-name="gr3" draw:text-style-name="P4" draw:layer="layout" svg:width="7.112cm" svg:height="2.921cm" draw:transform="rotate (1.5707963267946) translate (7.477cm 10.398cm)">
          <text:p text:style-name="P3"><text:span text:style-name="T4">Communication</text:span></text:p>
        </draw:rect>
        <draw:rect draw:style-name="gr4" draw:text-style-name="P4" draw:layer="layout" svg:width="6.096cm" svg:height="0.635cm" draw:transform="rotate (1.5707963267946) translate (9.201cm 9.89cm)">
          <text:p text:style-name="P4"><text:span text:style-name="T4">Scheduler</text:span></text:p>
        </draw:rect>
        <draw:rect draw:style-name="gr5" draw:text-style-name="P4" draw:layer="layout" svg:width="6.096cm" svg:height="0.635cm" draw:transform="rotate (1.5707963267946) translate (8.566cm 9.89cm)">
          <text:p text:style-name="P4"><text:span text:style-name="T4">Presentation</text:span></text:p>
        </draw:rect>
        <draw:line draw:style-name="gr6" draw:text-style-name="P3" draw:layer="layout" svg:x1="10.398cm" svg:y1="4.556cm" svg:x2="11.287cm" svg:y2="4.556cm">
          <text:p/>
        </draw:line>
        <draw:line draw:style-name="gr6" draw:text-style-name="P3" draw:layer="layout" svg:x1="10.399cm" svg:y1="6.256cm" svg:x2="11.288cm" svg:y2="6.256cm">
          <text:p/>
        </draw:line>
        <draw:line draw:style-name="gr6" draw:text-style-name="P3" draw:layer="layout" svg:x1="10.399cm" svg:y1="7.956cm" svg:x2="11.288cm" svg:y2="7.956cm">
          <text:p/>
        </draw:line>
        <draw:line draw:style-name="gr6" draw:text-style-name="P3" draw:layer="layout" svg:x1="10.399cm" svg:y1="9.656cm" svg:x2="11.288cm" svg:y2="9.656cm">
          <text:p/>
        </draw:line>
        <draw:line draw:style-name="gr7" draw:text-style-name="P3" draw:layer="layout" svg:x1="9.839cm" svg:y1="4.048cm" svg:x2="11.312cm" svg:y2="4.048cm">
          <text:p/>
        </draw:line>
        <draw:line draw:style-name="gr7" draw:text-style-name="P3" draw:layer="layout" svg:x1="9.84cm" svg:y1="5.748cm" svg:x2="11.313cm" svg:y2="5.748cm">
          <text:p/>
        </draw:line>
        <draw:line draw:style-name="gr7" draw:text-style-name="P3" draw:layer="layout" svg:x1="9.841cm" svg:y1="7.448cm" svg:x2="11.314cm" svg:y2="7.448cm">
          <text:p/>
        </draw:line>
        <draw:line draw:style-name="gr7" draw:text-style-name="P3" draw:layer="layout" svg:x1="9.842cm" svg:y1="9.148cm" svg:x2="11.315cm" svg:y2="9.148cm">
          <text:p/>
        </draw:line>
        <draw:frame draw:style-name="gr8" draw:text-style-name="P5" draw:layer="layout" svg:width="1.755cm" svg:height="0.734cm" svg:x="10.112cm" svg:y="10.587cm">
          <draw:text-box>
            <text:p><text:span text:style-name="T1">Legend</text:span></text:p>
          </draw:text-box>
        </draw:frame>
        <draw:line draw:style-name="gr7" draw:text-style-name="P3" draw:layer="layout" svg:x1="10.243cm" svg:y1="11.448cm" svg:x2="11.513cm" svg:y2="11.448cm">
          <text:p/>
        </draw:line>
        <draw:line draw:style-name="gr6" draw:text-style-name="P3" draw:layer="layout" svg:x1="10.246cm" svg:y1="11.956cm" svg:x2="11.516cm" svg:y2="11.956cm">
          <text:p/>
        </draw:line>
        <draw:frame draw:style-name="gr9" draw:text-style-name="P5" draw:layer="layout" svg:width="1.958cm" svg:height="0.734cm" svg:x="11.476cm" svg:y="11.114cm">
          <draw:text-box>
            <text:p><text:span text:style-name="T1">CORBA</text:span></text:p>
          </draw:text-box>
        </draw:frame>
        <draw:frame draw:style-name="gr9" draw:text-style-name="P5" draw:layer="layout" svg:width="1.598cm" svg:height="0.734cm" svg:x="11.476cm" svg:y="11.614cm">
          <draw:text-box>
            <text:p><text:span text:style-name="T1">LDAP</text:span></text:p>
          </draw:text-box>
        </draw:frame>
        <draw:frame draw:style-name="gr9" draw:text-style-name="P4" draw:layer="layout" svg:width="2.631cm" svg:height="1.293cm" svg:x="7.658cm" svg:y="1.943cm">
          <draw:text-box>
            <text:p text:style-name="P3"><text:span text:style-name="T4">Directory </text:span></text:p>
            <text:p text:style-name="P3"><text:span text:style-name="T4">Component</text:span></text:p>
          </draw:text-box>
        </draw:frame>
        <draw:frame draw:style-name="gr9" draw:text-style-name="P4" draw:layer="layout" svg:width="3.372cm" svg:height="1.293cm" svg:x="11.159cm" svg:y="1.944cm">
          <draw:text-box>
            <text:p text:style-name="P3"><text:span text:style-name="T4">User Modeling </text:span></text:p>
            <text:p text:style-name="P3"><text:span text:style-name="T4">Compon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2-31T14:56:14.57</meta:creation-date>
    <dc:date>2014-12-31T15:29:32.93</dc:date>
    <dc:creator>Loc Nguyen</dc:creator>
    <meta:editing-duration>PT33M13S</meta:editing-duration>
    <meta:editing-cycles>22</meta:editing-cycles>
    <meta:generator>OpenOffice/4.1.0$Win32 OpenOffice.org_project/410m18$Build-9764</meta:generator>
    <meta:document-statistic meta:object-count="22"/>
  </office:meta>
</office:document-meta>
</file>